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1" style:family="graphic" style:parent-style-name="standard">
      <style:graphic-properties draw:stroke="none" draw:fill="none" fo:min-height="0.714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3" draw:id="id3" draw:layer="layout" svg:width="5.2cm" svg:height="1.7cm" svg:x="13.6cm" svg:y="19.7cm">
          <text:p text:style-name="P1">Propriétaire</text:p>
        </draw:rect>
        <draw:frame draw:style-name="gr2" draw:layer="layout" svg:width="1.84cm" svg:height="1.263cm" svg:x="15.36cm" svg:y="8.2cm">
          <draw:text-box>
            <text:p>Nom</text:p>
          </draw:text-box>
        </draw:frame>
        <draw:frame draw:style-name="gr3" draw:layer="layout" svg:width="2.72cm" svg:height="1.163cm" svg:x="17.9cm" svg:y="8.137cm">
          <draw:text-box>
            <text:p>Prénom</text:p>
          </draw:text-box>
        </draw:frame>
        <draw:frame draw:style-name="gr4" draw:text-style-name="P2" draw:layer="layout" svg:width="3.249cm" svg:height="0.963cm" svg:x="11.051cm" svg:y="8.237cm">
          <draw:text-box>
            <text:p text:style-name="P2"><text:span text:style-name="T1">Identifiant</text:span></text:p>
          </draw:text-box>
        </draw:frame>
        <draw:rect draw:style-name="gr1" draw:text-style-name="P1" xml:id="id2" draw:id="id2" draw:layer="layout" svg:width="6.4cm" svg:height="1.2cm" svg:x="12.3cm" svg:y="10.3cm">
          <text:p text:style-name="P1">Personne</text:p>
        </draw:rect>
        <draw:rect draw:style-name="gr1" draw:text-style-name="P1" xml:id="id1" draw:id="id1" draw:layer="layout" svg:width="4.5cm" svg:height="1.7cm" svg:x="3.244cm" svg:y="19.359cm">
          <text:p text:style-name="P1">Employé</text:p>
        </draw:rect>
        <draw:frame draw:style-name="gr5" draw:layer="layout" svg:width="2.157cm" svg:height="0.963cm" svg:x="1.443cm" svg:y="18.1cm">
          <draw:text-box>
            <text:p>Droits</text:p>
          </draw:text-box>
        </draw:frame>
        <draw:connector draw:style-name="gr6" draw:text-style-name="P1" draw:layer="layout" draw:type="line" svg:x1="5.494cm" svg:y1="19.359cm" svg:x2="15.5cm" svg:y2="11.5cm" draw:start-shape="id1" draw:start-glue-point="0" draw:end-shape="id2" draw:end-glue-point="2" svg:d="M5494 19359l10006-7859">
          <text:p/>
        </draw:connector>
        <draw:connector draw:style-name="gr6" draw:text-style-name="P1" draw:layer="layout" draw:type="line" svg:x1="16.2cm" svg:y1="19.7cm" svg:x2="15.5cm" svg:y2="11.5cm" draw:start-shape="id3" draw:start-glue-point="0" draw:end-shape="id2" draw:end-glue-point="2" svg:d="M16200 19700l-700-8200">
          <text:p/>
        </draw:connector>
        <draw:frame draw:style-name="gr2" draw:layer="layout" svg:width="2.471cm" svg:height="1.263cm" svg:x="1.4cm" svg:y="21.4cm">
          <draw:text-box>
            <text:p>Salaire</text:p>
          </draw:text-box>
        </draw:frame>
        <draw:custom-shape draw:style-name="gr7" draw:text-style-name="P1" xml:id="id4" draw:id="id4" draw:layer="layout" svg:width="5.5cm" svg:height="2.6cm" svg:x="24.5cm" svg:y="9.8cm">
          <text:p text:style-name="P1">Ve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5" draw:id="id5" draw:layer="layout" svg:width="6.1cm" svg:height="1.9cm" svg:x="36.4cm" svg:y="10.5cm">
          <text:p text:style-name="P1">Chaussure</text:p>
        </draw:rect>
        <draw:frame draw:style-name="gr4" draw:text-style-name="P2" draw:layer="layout" svg:width="3.177cm" svg:height="0.963cm" svg:x="36.4cm" svg:y="7.8cm">
          <draw:text-box>
            <text:p text:style-name="P2"><text:span text:style-name="T1">référence</text:span></text:p>
          </draw:text-box>
        </draw:frame>
        <draw:frame draw:style-name="gr8" draw:layer="layout" svg:width="1.59cm" svg:height="0.963cm" svg:x="41.3cm" svg:y="8cm">
          <draw:text-box>
            <text:p>Prix</text:p>
          </draw:text-box>
        </draw:frame>
        <draw:connector draw:style-name="gr9" draw:text-style-name="P1" draw:layer="layout" draw:type="lines" svg:x1="18.7cm" svg:y1="10.9cm" svg:x2="24.5cm" svg:y2="11.1cm" draw:start-shape="id2" draw:start-glue-point="1" draw:end-shape="id4" draw:end-glue-point="5" svg:d="M18700 10900h501l4798 200h501">
          <text:p text:style-name="P1">1:1</text:p>
        </draw:connector>
        <draw:connector draw:style-name="gr9" draw:text-style-name="P1" draw:layer="layout" draw:type="lines" svg:x1="30cm" svg:y1="11.1cm" svg:x2="36.4cm" svg:y2="11.45cm" draw:start-shape="id4" draw:start-glue-point="7" draw:end-shape="id5" draw:end-glue-point="3" svg:d="M30000 11100h502l5397 350h501">
          <text:p text:style-name="P1">1:n</text:p>
        </draw:connector>
        <draw:frame draw:style-name="gr4" draw:text-style-name="P2" draw:layer="layout" svg:width="4.939cm" svg:height="0.963cm" svg:x="24.861cm" svg:y="7cm">
          <draw:text-box>
            <text:p><text:span text:style-name="T1">identifiant vente</text:span></text:p>
          </draw:text-box>
        </draw:frame>
        <draw:frame draw:style-name="gr10" draw:text-style-name="P2" draw:layer="layout" svg:width="4.304cm" svg:height="1cm" svg:x="40.396cm" svg:y="13.2cm">
          <draw:text-box>
            <text:p><text:span text:style-name="T1">emplacement</text:span></text:p>
          </draw:text-box>
        </draw:frame>
        <draw:rect draw:style-name="gr1" draw:text-style-name="P1" xml:id="id6" draw:id="id6" draw:layer="layout" svg:width="6.2cm" svg:height="1.9cm" svg:x="29.6cm" svg:y="19.3cm">
          <text:p text:style-name="P1">Fournisseur</text:p>
        </draw:rect>
        <draw:connector draw:style-name="gr6" draw:text-style-name="P1" draw:layer="layout" draw:type="line" svg:x1="32.7cm" svg:y1="19.3cm" svg:x2="15.5cm" svg:y2="11.5cm" draw:start-shape="id6" draw:start-glue-point="0" draw:end-shape="id2" draw:end-glue-point="2" svg:d="M32700 19300l-17200-7800">
          <text:p/>
        </draw:connector>
        <draw:custom-shape draw:style-name="gr7" draw:text-style-name="P1" xml:id="id7" draw:id="id7" draw:layer="layout" svg:width="4.6cm" svg:height="2.9cm" svg:x="20.5cm" svg:y="19cm">
          <text:p text:style-name="P1">achè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draw:type="line" svg:x1="18.8cm" svg:y1="20.55cm" svg:x2="20.5cm" svg:y2="20.45cm" draw:start-shape="id3" draw:start-glue-point="1" draw:end-shape="id7" draw:end-glue-point="5" svg:d="M18800 20550l1700-100">
          <text:p text:style-name="P1">1:1</text:p>
        </draw:connector>
        <draw:connector draw:style-name="gr9" draw:text-style-name="P1" draw:layer="layout" draw:type="line" svg:x1="25.1cm" svg:y1="20.45cm" svg:x2="29.6cm" svg:y2="20.25cm" draw:start-shape="id7" draw:start-glue-point="7" draw:end-shape="id6" draw:end-glue-point="3" svg:d="M25100 20450l4500-200">
          <text:p text:style-name="P1">1:n</text:p>
          <text:p text:style-name="P1"/>
        </draw:connector>
        <draw:connector draw:style-name="gr1" draw:text-style-name="P1" draw:layer="layout" draw:line-skew="10.398cm" svg:x1="22.8cm" svg:y1="21.9cm" svg:x2="39.45cm" svg:y2="12.4cm" draw:start-shape="id7" draw:start-glue-point="6" draw:end-shape="id5" draw:end-glue-point="2" svg:d="M22800 21900v10900h16650v-20400">
          <text:p text:style-name="P1">1:n</text:p>
        </draw:connector>
        <draw:frame draw:style-name="gr4" draw:layer="layout" svg:width="3.567cm" svg:height="0.963cm" svg:x="23.733cm" svg:y="17.537cm">
          <draw:text-box>
            <text:p>Date achat</text:p>
          </draw:text-box>
        </draw:frame>
        <draw:frame draw:style-name="gr11" draw:layer="layout" svg:width="4.939cm" svg:height="0.964cm" svg:x="17.861cm" svg:y="17.4cm">
          <draw:text-box>
            <text:p><text:span text:style-name="T1">identifiant vente</text:span></text:p>
          </draw:text-box>
        </draw:frame>
        <draw:rect draw:style-name="gr1" draw:text-style-name="P1" xml:id="id9" draw:id="id9" draw:layer="layout" svg:width="8.2cm" svg:height="2.4cm" svg:x="47.8cm" svg:y="24.7cm">
          <text:p text:style-name="P1">Commande</text:p>
        </draw:rect>
        <draw:frame draw:style-name="gr4" draw:layer="layout" svg:width="3.389cm" svg:height="0.963cm" svg:x="46.8cm" svg:y="28.7cm">
          <draw:text-box>
            <text:p>Date_cmd</text:p>
          </draw:text-box>
        </draw:frame>
        <draw:frame draw:style-name="gr4" draw:layer="layout" svg:width="2.686cm" svg:height="0.963cm" svg:x="52.8cm" svg:y="28.6cm">
          <draw:text-box>
            <text:p>Cout_ttl</text:p>
          </draw:text-box>
        </draw:frame>
        <draw:connector draw:style-name="gr9" draw:text-style-name="P1" draw:layer="layout" draw:type="line" svg:x1="42.5cm" svg:y1="11.45cm" svg:x2="50.8cm" svg:y2="14.5cm" draw:start-shape="id5" draw:start-glue-point="1" draw:end-shape="id8" draw:end-glue-point="4" svg:d="M42500 11450l8300 3050">
          <text:p text:style-name="P1">1:n</text:p>
        </draw:connector>
        <draw:custom-shape draw:style-name="gr7" draw:text-style-name="P1" xml:id="id8" draw:id="id8" draw:layer="layout" svg:width="4.4cm" svg:height="2.3cm" svg:x="48.6cm" svg:y="14.5cm">
          <text:p text:style-name="P1">conti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draw:type="line" svg:x1="50.8cm" svg:y1="16.8cm" svg:x2="51.9cm" svg:y2="24.7cm" draw:start-shape="id8" draw:start-glue-point="6" draw:end-shape="id9" svg:d="M50800 16800l1100 7900">
          <text:p text:style-name="P1">1:1</text:p>
        </draw:connector>
        <draw:frame draw:style-name="gr4" draw:layer="layout" svg:width="3.635cm" svg:height="0.963cm" svg:x="26.5cm" svg:y="13.4cm">
          <draw:text-box>
            <text:p>date_vente</text:p>
          </draw:text-box>
        </draw:frame>
        <draw:rect draw:style-name="gr1" draw:text-style-name="P1" draw:layer="layout" svg:width="7.4cm" svg:height="2.3cm" svg:x="4.4cm" svg:y="27.7cm">
          <text:p text:style-name="P1">Compte</text:p>
        </draw:rect>
        <draw:frame draw:style-name="gr4" draw:text-style-name="P2" draw:layer="layout" svg:width="2.259cm" svg:height="0.963cm" svg:x="4.1cm" svg:y="26.2cm">
          <draw:text-box>
            <text:p text:style-name="P2"><text:span text:style-name="T1">année</text:span></text:p>
          </draw:text-box>
        </draw:frame>
        <draw:frame draw:style-name="gr4" draw:text-style-name="P2" draw:layer="layout" svg:width="1.84cm" svg:height="0.963cm" svg:x="7.6cm" svg:y="26.3cm">
          <draw:text-box>
            <text:p text:style-name="P2"><text:span text:style-name="T1">mois</text:span></text:p>
          </draw:text-box>
        </draw:frame>
        <draw:frame draw:style-name="gr4" draw:layer="layout" svg:width="3.004cm" svg:height="0.963cm" svg:x="11.3cm" svg:y="26.5cm">
          <draw:text-box>
            <text:p>Recettes</text:p>
          </draw:text-box>
        </draw:frame>
        <draw:frame draw:style-name="gr4" draw:layer="layout" svg:width="3.351cm" svg:height="0.963cm" svg:x="10.8cm" svg:y="30.8cm">
          <draw:text-box>
            <text:p>Dépens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fui Houdini</meta:initial-creator>
    <meta:creation-date>2016-06-05T13:08:57.58</meta:creation-date>
    <dc:date>2016-06-05T14:52:45.42</dc:date>
    <dc:creator>Kafui Houdini</dc:creator>
    <meta:editing-duration>PT56M10S</meta:editing-duration>
    <meta:editing-cycles>5</meta:editing-cycles>
    <meta:generator>OpenOffice/4.1.1$Win32 OpenOffice.org_project/411m6$Build-9775</meta:generator>
    <meta:document-statistic meta:object-count="38"/>
  </office:meta>
</office:document-meta>
</file>